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78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Engenheiros geógrafos</text:p>
          </table:table-cell>
          <table:table-cell table:style-name="ce1" office:value-type="string" calcext:value-type="string">
            <text:p>Engenheiros civis</text:p>
          </table:table-cell>
          <table:table-cell table:style-name="ce1" office:value-type="string" calcext:value-type="string">
            <text:p>Bacharéis em ciências matemáticas e físicas</text:p>
          </table:table-cell>
          <table:table-cell table:style-name="ce1" office:value-type="string" calcext:value-type="string">
            <text:p>Total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3:.D3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4:.D4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[.B5:.D5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SUM([.B6:.D6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[.B7:.D7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B8:.D8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[.B9:.D9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B10:.D10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B11:.D11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B12:.D12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UM([.B13:.D13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B14:.D14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SUM([.B15:.D15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[.B16:.D16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SUM([.B17:.D17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B18:.D18])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B19:.D19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SUM([.B20:.D20]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SUM([.B21:.D21])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SUM([.B22:.D22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SUM([.B23:.D23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SUM([.B24:.D24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25:.D25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UM([.B26:.D26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[.B27:.D27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B28:.D28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29:.D29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SUM([.B30:.D30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B31:.D31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32:.D32])" office:value-type="float" office:value="9" calcext:value-type="float">
            <text:p>9</text:p>
          </table:table-cell>
          <table:table-cell table:formula="of:=AVERAGE([.E3:.E32])" office:value-type="float" office:value="16.7666666666667" calcext:value-type="float">
            <text:p>16,7666666666667</text:p>
          </table:table-cell>
        </table:table-row>
        <table:table-row table:style-name="ro1">
          <table:table-cell/>
          <table:table-cell table:formula="of:=SUM([.B3:.B32])" office:value-type="float" office:value="114" calcext:value-type="float">
            <text:p>114</text:p>
          </table:table-cell>
          <table:table-cell table:formula="of:=SUM([.C3:.C32])" office:value-type="float" office:value="380" calcext:value-type="float">
            <text:p>380</text:p>
          </table:table-cell>
          <table:table-cell table:formula="of:=SUM([.D3:.D32])" office:value-type="float" office:value="9" calcext:value-type="float">
            <text:p>9</text:p>
          </table:table-cell>
          <table:table-cell table:formula="of:=SUM([.B33:.D33])" office:value-type="float" office:value="503" calcext:value-type="float">
            <text:p>50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1T11:12:54.300771878</meta:creation-date>
    <dc:date>2018-08-11T11:46:29.980534907</dc:date>
    <meta:editing-duration>PT13M15S</meta:editing-duration>
    <meta:editing-cycles>1</meta:editing-cycles>
    <meta:document-statistic meta:table-count="1" meta:cell-count="160" meta:object-count="0"/>
    <meta:generator>LibreOffice/6.0.3.2$Linux_X86_64 LibreOffice_project/00m0$Build-2</meta:generator>
  </office:meta>
</office:document-meta>
</file>